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2CA00000EE36694E4A9.svm"/>
  <manifest:file-entry manifest:media-type="" manifest:full-path="Pictures/2000000700004D8500000A574884101D.svm"/>
  <manifest:file-entry manifest:media-type="" manifest:full-path="Pictures/2000000700001428000004C27EA3E7E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paragraph-properties fo:text-align="start" style:justify-single-word="false"/>
      <style:text-properties style:font-name="Linux Libertine Display G" fo:font-size="12pt" fo:language="en" fo:country="US" style:font-size-asian="12pt" style:font-size-complex="12pt"/>
    </style:style>
    <style:style style:name="P2" style:family="paragraph" style:parent-style-name="Standard">
      <style:text-properties style:text-position="0% 100%" style:font-name="Linux Libertine Display G" fo:font-size="12pt" fo:language="en" fo:country="US"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text-position="0% 100%" style:font-name="Linux Libertine Display G" fo:font-size="12pt" fo:language="en" fo:country="US" fo:font-weight="normal" style:font-size-asian="12pt" style:font-weight-asian="normal" style:font-size-complex="12pt" style:font-weight-complex="normal"/>
    </style:style>
    <style:style style:name="P4" style:family="paragraph" style:parent-style-name="Standard">
      <style:text-properties style:text-position="0% 100%" style:font-name="Linux Libertine Display G" fo:font-size="12pt" style:font-name-asian="Times New Roman1" style:font-size-asian="12pt" style:font-name-complex="Times New Roman1" style:font-size-complex="12pt"/>
    </style:style>
    <style:style style:name="P5" style:family="paragraph" style:parent-style-name="Standard">
      <style:text-properties style:text-position="0% 100%" style:font-name="Linux Libertine Display G" fo:language="en" fo:country="US" fo:font-weight="bold" style:font-weight-asian="bold" style:font-weight-complex="bold"/>
    </style:style>
    <style:style style:name="P6" style:family="paragraph" style:parent-style-name="Standard">
      <style:paragraph-properties fo:text-align="start" style:justify-single-word="false"/>
      <style:text-properties style:text-position="0% 100%" style:font-name="Linux Libertine Display G"/>
    </style:style>
    <style:style style:name="P7" style:family="paragraph" style:parent-style-name="Standard">
      <style:paragraph-properties fo:text-align="center" style:justify-single-word="false"/>
      <style:text-properties fo:color="#0000cc" style:font-name="Linux Libertine Display G" fo:font-weight="normal" style:font-weight-asian="normal" style:font-weight-complex="normal"/>
    </style:style>
    <style:style style:name="P8"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9" style:family="paragraph" style:parent-style-name="Standard">
      <style:paragraph-properties fo:text-align="start" style:justify-single-word="false"/>
      <style:text-properties fo:color="#0000cc" style:font-name="Linux Libertine Display G" fo:font-style="italic" style:text-underline-style="solid" style:text-underline-width="auto" style:text-underline-color="font-color" style:font-style-asian="italic" style:font-style-complex="italic"/>
    </style:style>
    <style:style style:name="P10" style:family="paragraph" style:parent-style-name="Standard">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11"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13" style:family="paragraph" style:parent-style-name="Standard">
      <style:text-properties fo:color="#0000cc"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14" style:family="paragraph" style:parent-style-name="Standard">
      <style:text-properties fo:color="#0000cc"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15" style:family="paragraph" style:parent-style-name="Standard">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text-properties fo:color="#0000cc" style:text-position="0% 100%" style:font-name="Linux Libertine Display G" fo:language="en" fo:country="US" fo:font-weight="bold" style:font-weight-asian="bold" style:font-weight-complex="bold"/>
    </style:style>
    <style:style style:name="P17" style:family="paragraph" style:parent-style-name="Standard">
      <style:paragraph-properties fo:text-align="center" style:justify-single-word="fals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18" style:family="paragraph" style:parent-style-name="Standard">
      <style:paragraph-properties fo:text-align="center" style:justify-single-word="fals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center" style:justify-single-word="false"/>
      <style:text-properties fo:color="#0000cc" style:text-position="0% 100%" style:font-name="Linux Libertine Display G" fo:font-size="15pt" fo:language="en" fo:country="US" fo:font-weight="normal" style:font-size-asian="15pt" style:font-weight-asian="normal" style:font-size-complex="15pt" style:font-weight-complex="normal"/>
    </style:style>
    <style:style style:name="P20" style:family="paragraph" style:parent-style-name="Standard">
      <style:text-properties fo:color="#0000cc" style:text-position="super 58%" style:font-name="Linux Libertine Display G" fo:font-size="12pt" fo:language="en" fo:country="US" fo:font-weight="normal"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14">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15">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17">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1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19">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21">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center"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bold" style:font-size-asian="12pt" style:font-weight-asian="bold" style:font-size-complex="12pt" style:font-weight-complex="bold"/>
    </style:style>
    <style:style style:name="P33"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P34" style:family="paragraph" style:parent-style-name="Standard">
      <style:paragraph-properties fo:text-align="start" style:justify-single-word="false"/>
      <style:text-properties fo:font-variant="normal" fo:text-transform="none" fo:color="#222222" style:text-position="0% 100%" style:font-name="Linux Libertine Display G" fo:font-size="8pt" fo:letter-spacing="normal" fo:language="en" fo:country="US" fo:font-style="normal" fo:font-weight="normal"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variant="normal" fo:text-transform="none" fo:color="#000000" style:text-position="0% 100%" style:font-name="Linux Libertine Display G" fo:font-size="9pt" fo:letter-spacing="normal" fo:language="en" fo:country="US" fo:font-style="normal" fo:font-weight="normal" style:font-name-asian="Linux Libertine Display G1" style:font-size-asian="9pt" style:font-style-asian="normal" style:font-weight-asian="normal" style:font-name-complex="Linux Libertine Display G1" style:font-size-complex="9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41"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43" style:family="paragraph" style:parent-style-name="Standard" style:list-style-name="L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44"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45" style:family="paragraph" style:parent-style-name="Standard">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46" style:family="paragraph" style:parent-style-name="Standard">
      <style:text-properties fo:color="#000000"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47" style:family="paragraph" style:parent-style-name="Standard">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48" style:family="paragraph" style:parent-style-name="Standard">
      <style:paragraph-properties fo:text-align="start" style:justify-single-word="false"/>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49" style:family="paragraph" style:parent-style-name="Standard">
      <style:text-properties fo:color="#000000"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50"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text-properties fo:color="#000000"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52"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53"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54" style:family="paragraph" style:parent-style-name="Standard">
      <style:text-properties fo:color="#000000" style:text-position="super 58%"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55" style:family="paragraph" style:parent-style-name="Standard">
      <style:text-properties fo:color="#000000" style:text-position="sub 58%"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56" style:family="paragraph" style:parent-style-name="Standard">
      <style:paragraph-properties fo:text-align="start" style:justify-single-word="false"/>
      <style:text-properties fo:color="#000000" style:font-name="Linux Libertine Display G"/>
    </style:style>
    <style:style style:name="P57" style:family="paragraph" style:parent-style-name="Standard">
      <style:text-properties style:font-name="Linux Libertine Display G"/>
    </style:style>
    <style:style style:name="P58" style:family="paragraph" style:parent-style-name="Standard">
      <style:text-properties style:font-name="Linux Libertine Display G" fo:language="en" fo:country="US"/>
    </style:style>
    <style:style style:name="P59" style:family="paragraph" style:parent-style-name="Standard">
      <style:paragraph-properties fo:text-align="start" style:justify-single-word="false"/>
      <style:text-properties style:font-name="Linux Libertine Display G" fo:language="en" fo:country="US"/>
    </style:style>
    <style:style style:name="P60" style:family="paragraph" style:parent-style-name="Standard" style:list-style-name="L8">
      <style:paragraph-properties fo:text-align="start" style:justify-single-word="false"/>
      <style:text-properties style:font-name="Linux Libertine Display G" fo:language="en" fo:country="US"/>
    </style:style>
    <style:style style:name="P61" style:family="paragraph" style:parent-style-name="Standard" style:list-style-name="L14">
      <style:paragraph-properties fo:text-align="start" style:justify-single-word="false"/>
      <style:text-properties style:font-name="Linux Libertine Display G" fo:language="en" fo:country="US"/>
    </style:style>
    <style:style style:name="P62" style:family="paragraph" style:parent-style-name="Standard" style:list-style-name="L16">
      <style:paragraph-properties fo:text-align="start" style:justify-single-word="false"/>
      <style:text-properties style:font-name="Linux Libertine Display G" fo:language="en" fo:country="US"/>
    </style:style>
    <style:style style:name="P63" style:family="paragraph" style:parent-style-name="Standard" style:list-style-name="L17">
      <style:paragraph-properties fo:text-align="start" style:justify-single-word="false"/>
      <style:text-properties style:font-name="Linux Libertine Display G" fo:language="en" fo:country="US"/>
    </style:style>
    <style:style style:name="P64" style:family="paragraph" style:parent-style-name="Standard">
      <style:paragraph-properties fo:text-align="start" style:justify-single-word="false"/>
      <style:text-properties style:font-name="Linux Libertine Display G" fo:language="en" fo:country="US" fo:background-color="#ffffff"/>
    </style:style>
    <style:style style:name="P65" style:family="paragraph" style:parent-style-name="Standard" style:list-style-name="L1">
      <style:text-properties style:font-name="Linux Libertine Display G"/>
    </style:style>
    <style:style style:name="P66" style:family="paragraph" style:parent-style-name="Standard">
      <style:text-properties style:font-name="Linux Libertine Display G" fo:font-size="12pt" style:font-name-asian="Times New Roman1" style:font-size-asian="12pt" style:font-name-complex="Times New Roman1" style:font-size-complex="12pt"/>
    </style:style>
    <style:style style:name="P67" style:family="paragraph" style:parent-style-name="Standard">
      <style:paragraph-properties fo:text-align="start" style:justify-single-word="false"/>
      <style:text-properties style:font-name="Linux Libertine Display G" fo:font-size="12pt" fo:language="en" fo:country="US" style:font-size-asian="12pt" style:font-size-complex="12pt"/>
    </style:style>
    <style:style style:name="P68" style:family="paragraph" style:parent-style-name="Standard">
      <style:paragraph-properties fo:text-align="start" style:justify-single-word="false"/>
      <style:text-properties style:font-name="Linux Libertine Display G" fo:font-size="12pt" style:font-size-asian="12pt" style:font-size-complex="12pt"/>
    </style:style>
    <style:style style:name="P69" style:family="paragraph" style:parent-style-name="Standard">
      <style:paragraph-properties fo:text-align="start" style:justify-single-word="false"/>
      <style:text-properties style:font-name="Linux Libertine Display G"/>
    </style:style>
    <style:style style:name="P70" style:family="paragraph" style:parent-style-name="Standard" style:list-style-name="L5">
      <style:paragraph-properties fo:text-align="start" style:justify-single-word="false"/>
      <style:text-properties style:font-name="Linux Libertine Display G"/>
    </style:style>
    <style:style style:name="P71" style:family="paragraph" style:parent-style-name="Standard" style:list-style-name="L6">
      <style:paragraph-properties fo:text-align="start" style:justify-single-word="false"/>
      <style:text-properties style:font-name="Linux Libertine Display G"/>
    </style:style>
    <style:style style:name="P72" style:family="paragraph" style:parent-style-name="Standard" style:list-style-name="L7">
      <style:paragraph-properties fo:text-align="start" style:justify-single-word="false"/>
      <style:text-properties style:font-name="Linux Libertine Display G"/>
    </style:style>
    <style:style style:name="P73" style:family="paragraph" style:parent-style-name="Standard" style:list-style-name="L8">
      <style:paragraph-properties fo:text-align="start" style:justify-single-word="false"/>
      <style:text-properties style:font-name="Linux Libertine Display G"/>
    </style:style>
    <style:style style:name="P74" style:family="paragraph" style:parent-style-name="Standard">
      <style:paragraph-properties fo:text-align="start" style:justify-single-word="false"/>
      <style:text-properties style:font-name="Linux Libertine Display G" style:text-underline-style="none"/>
    </style:style>
    <style:style style:name="P75" style:family="paragraph" style:parent-style-name="Standard">
      <style:paragraph-properties fo:text-align="start" style:justify-single-word="false"/>
      <style:text-properties style:font-name="Linux Libertine Display G" fo:font-size="11.5pt" style:font-name-asian="Symbol" style:font-size-asian="11.5pt" style:font-name-complex="Symbol" style:font-size-complex="11.5pt"/>
    </style:style>
    <style:style style:name="P76" style:family="paragraph" style:parent-style-name="Standard">
      <style:paragraph-properties fo:text-align="center" style:justify-single-word="false"/>
      <style:text-properties fo:color="#000099" style:text-position="0% 100%" style:font-name="Linux Libertine Display G"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77" style:family="paragraph" style:parent-style-name="Standard">
      <style:text-properties fo:color="#ff3333"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78" style:family="paragraph" style:parent-style-name="Standard">
      <style:paragraph-properties fo:text-align="start" style:justify-single-word="false"/>
      <style:text-properties fo:color="#222222" style:text-position="0% 100%" style:font-name="Linux Libertine Display G" fo:font-size="12pt" fo:language="en" fo:country="US" fo:font-style="normal" style:font-size-asian="12pt" style:font-style-asian="normal" style:font-size-complex="12pt" style:font-style-complex="normal"/>
    </style:style>
    <style:style style:name="P79"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80"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81"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82" style:family="paragraph" style:parent-style-name="Standard">
      <style:paragraph-properties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83"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5pt" fo:letter-spacing="normal" fo:language="en" fo:country="US" fo:font-style="normal" fo:font-weight="normal" style:font-size-asian="15pt" style:font-style-asian="normal" style:font-weight-asian="normal" style:font-size-complex="15pt" style:font-style-complex="normal" style:font-weight-complex="normal"/>
    </style:style>
    <style:style style:name="P84"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T1" style:family="text">
      <style:text-properties fo:color="#0000cc"/>
    </style:style>
    <style:style style:name="T2" style:family="text">
      <style:text-properties fo:color="#0000cc" fo:font-size="12pt" style:font-size-asian="12pt" style:font-size-complex="12pt"/>
    </style:style>
    <style:style style:name="T3" style:family="text">
      <style:text-properties fo:color="#0000cc" style:text-position="0% 100%" fo:font-size="12pt" fo:font-weight="bold" style:font-size-asian="12pt" style:font-weight-asian="bold" style:font-size-complex="12pt" style:font-weight-complex="bold"/>
    </style:style>
    <style:style style:name="T4" style:family="text">
      <style:text-properties fo:color="#0000cc" style:text-position="0% 100%" fo:font-size="12pt" style:font-name-asian="Times New Roman1" style:font-size-asian="12pt" style:font-name-complex="Times New Roman1" style:font-size-complex="12pt"/>
    </style:style>
    <style:style style:name="T5" style:family="text">
      <style:text-properties fo:color="#0000cc" fo:font-weight="normal" style:font-weight-asian="normal" style:font-weight-complex="normal"/>
    </style:style>
    <style:style style:name="T6" style:family="text">
      <style:text-properties fo:color="#0000cc" fo:font-weight="bold" style:font-weight-asian="bold" style:font-weight-complex="bold"/>
    </style:style>
    <style:style style:name="T7" style:family="text">
      <style:text-properties fo:color="#0000cc" style:text-position="super 58%" fo:font-size="12pt" style:font-name-asian="Times New Roman1" style:font-size-asian="12pt" style:font-name-complex="Times New Roman1" style:font-size-complex="12pt"/>
    </style:style>
    <style:style style:name="T8" style:family="text">
      <style:text-properties fo:color="#0000cc" fo:font-size="14pt" style:font-size-asian="14pt" style:font-size-complex="14pt"/>
    </style:style>
    <style:style style:name="T9" style:family="text">
      <style:text-properties fo:color="#0000cc" fo:font-size="14pt" fo:font-weight="normal" style:font-size-asian="14pt" style:font-weight-asian="normal" style:font-size-complex="14pt" style:font-weight-complex="normal"/>
    </style:style>
    <style:style style:name="T10" style:family="text">
      <style:text-properties fo:color="#0000cc" style:font-name-asian="Linux Libertine Display G1" style:font-name-complex="Linux Libertine Display G1"/>
    </style:style>
    <style:style style:name="T11" style:family="text">
      <style:text-properties fo:color="#0000cc" style:text-position="sub 58%"/>
    </style:style>
    <style:style style:name="T12" style:family="text">
      <style:text-properties fo:color="#000000"/>
    </style:style>
    <style:style style:name="T13" style:family="text">
      <style:text-properties fo:color="#000000" fo:font-size="12pt" fo:font-weight="normal" style:font-size-asian="12pt" style:font-weight-asian="normal" style:font-size-complex="12pt" style:font-weight-complex="normal"/>
    </style:style>
    <style:style style:name="T14" style:family="text">
      <style:text-properties fo:color="#000000" fo:font-size="12pt" style:font-size-asian="12pt" style:font-size-complex="12pt"/>
    </style:style>
    <style:style style:name="T15" style:family="text">
      <style:text-properties fo:color="#000000" style:text-position="0% 100%"/>
    </style:style>
    <style:style style:name="T16" style:family="text">
      <style:text-properties fo:color="#000000" style:text-position="0% 100%" fo:font-size="12pt" fo:font-weight="normal" style:font-size-asian="12pt" style:font-weight-asian="normal" style:font-size-complex="12pt" style:font-weight-complex="normal"/>
    </style:style>
    <style:style style:name="T17" style:family="text">
      <style:text-properties fo:color="#000000" style:text-position="0% 100%" fo:font-size="12pt" fo:font-weight="bold" style:font-size-asian="12pt" style:font-weight-asian="bold" style:font-size-complex="12pt" style:font-weight-complex="bold"/>
    </style:style>
    <style:style style:name="T18" style:family="text">
      <style:text-properties fo:color="#000000" style:text-position="0% 100%" fo:font-size="12pt" fo:language="en" fo:country="US" fo:font-weight="normal" style:font-size-asian="12pt" style:font-weight-asian="normal" style:font-size-complex="12pt" style:font-weight-complex="normal"/>
    </style:style>
    <style:style style:name="T19" style:family="text">
      <style:text-properties fo:color="#000000" style:text-position="0% 100%" style:font-name-asian="SimSun" style:font-name-complex="Lucida Sans"/>
    </style:style>
    <style:style style:name="T20" style:family="text">
      <style:text-properties fo:color="#000000" style:text-position="0% 100%" fo:font-style="normal" style:font-style-asian="normal" style:font-style-complex="normal"/>
    </style:style>
    <style:style style:name="T21" style:family="text">
      <style:text-properties fo:color="#000000" fo:font-weight="normal" style:font-weight-asian="normal" style:font-weight-complex="normal"/>
    </style:style>
    <style:style style:name="T22" style:family="text">
      <style:text-properties fo:color="#000000" style:text-position="super 58%"/>
    </style:style>
    <style:style style:name="T23" style:family="text">
      <style:text-properties fo:color="#000000" style:text-position="super 58%" fo:font-style="normal" style:font-style-asian="normal" style:font-style-complex="normal"/>
    </style:style>
    <style:style style:name="T24" style:family="text">
      <style:text-properties fo:color="#000000" style:text-position="super 58%" fo:font-style="normal" style:font-name-asian="Times New Roman1" style:font-style-asian="normal" style:font-name-complex="Times New Roman1" style:font-style-complex="normal"/>
    </style:style>
    <style:style style:name="T25" style:family="text">
      <style:text-properties fo:color="#000000" style:text-position="super 58%" style:font-name-asian="SimSun" style:font-name-complex="Lucida Sans"/>
    </style:style>
    <style:style style:name="T26" style:family="text">
      <style:text-properties fo:color="#000000" style:text-position="super 58%" style:font-name-asian="Times New Roman1" style:font-name-complex="Times New Roman1"/>
    </style:style>
    <style:style style:name="T27" style:family="text">
      <style:text-properties fo:color="#000000" style:text-position="super 58%" style:font-name-asian="Symbol" style:font-name-complex="Symbol"/>
    </style:style>
    <style:style style:name="T28" style:family="text">
      <style:text-properties fo:color="#000000" style:text-position="super 58%" fo:font-size="12pt" fo:language="en" fo:country="US" fo:font-weight="normal" style:font-size-asian="12pt" style:font-weight-asian="normal" style:font-size-complex="12pt" style:font-weight-complex="normal"/>
    </style:style>
    <style:style style:name="T29" style:family="text">
      <style:text-properties fo:color="#000000" fo:font-style="normal" style:font-style-asian="normal" style:font-style-complex="normal"/>
    </style:style>
    <style:style style:name="T30" style:family="text">
      <style:text-properties fo:color="#000000" fo:font-style="normal" style:font-style-asian="normal" style:font-style-complex="normal" style:text-overline-style="solid" style:text-overline-width="auto" style:text-overline-color="font-color"/>
    </style:style>
    <style:style style:name="T31" style:family="text">
      <style:text-properties fo:color="#000000" fo:font-style="normal" style:font-name-asian="Times New Roman1" style:font-style-asian="normal" style:font-name-complex="Times New Roman1" style:font-style-complex="normal"/>
    </style:style>
    <style:style style:name="T32" style:family="text">
      <style:text-properties fo:color="#000000" fo:font-style="italic" style:font-style-asian="italic" style:font-style-complex="italic"/>
    </style:style>
    <style:style style:name="T33" style:family="text">
      <style:text-properties fo:color="#000000" style:text-position="sub 58%"/>
    </style:style>
    <style:style style:name="T34" style:family="text">
      <style:text-properties fo:color="#000000" style:text-position="sub 58%" style:font-name-asian="SimSun" style:font-name-complex="Lucida Sans"/>
    </style:style>
    <style:style style:name="T35" style:family="text">
      <style:text-properties fo:color="#000000" style:text-position="sub 58%" fo:font-style="normal" style:font-style-asian="normal" style:font-style-complex="normal"/>
    </style:style>
    <style:style style:name="T36" style:family="text">
      <style:text-properties fo:color="#000000" style:font-name-asian="Times New Roman1" style:font-name-complex="Times New Roman1"/>
    </style:style>
    <style:style style:name="T37" style:family="text">
      <style:text-properties fo:color="#000000" style:font-name-asian="Times New Roman1" style:font-name-complex="Times New Roman1" style:text-overline-style="solid" style:text-overline-width="auto" style:text-overline-color="font-color"/>
    </style:style>
    <style:style style:name="T38" style:family="text">
      <style:text-properties fo:color="#000000" style:font-name-asian="SimSun" style:font-name-complex="Lucida Sans"/>
    </style:style>
    <style:style style:name="T39" style:family="text">
      <style:text-properties fo:color="#000000" style:font-name-asian="SimSun" style:font-name-complex="Lucida Sans" style:text-overline-style="solid" style:text-overline-width="auto" style:text-overline-color="font-color"/>
    </style:style>
    <style:style style:name="T40" style:family="text">
      <style:text-properties fo:color="#000000" style:font-name-asian="Symbol" style:font-name-complex="Symbol"/>
    </style:style>
    <style:style style:name="T41" style:family="text">
      <style:text-properties fo:color="#000000" style:font-name-asian="Linux Libertine Display G1" style:font-name-complex="Linux Libertine Display G1"/>
    </style:style>
    <style:style style:name="T42" style:family="text">
      <style:text-properties fo:color="#000000" style:text-underline-style="solid" style:text-underline-width="auto" style:text-underline-color="font-color"/>
    </style:style>
    <style:style style:name="T43" style:family="text">
      <style:text-properties fo:color="#000000" fo:background-color="#ffff99"/>
    </style:style>
    <style:style style:name="T44" style:family="text">
      <style:text-properties fo:color="#000000" fo:font-size="14pt" fo:font-weight="normal" style:font-size-asian="14pt" style:font-weight-asian="normal" style:font-size-complex="14pt" style:font-weight-complex="normal"/>
    </style:style>
    <style:style style:name="T45" style:family="text">
      <style:text-properties style:font-style-asian="normal" style:font-style-complex="normal"/>
    </style:style>
    <style:style style:name="T46" style:family="text">
      <style:text-properties fo:font-size="12pt" style:font-size-asian="12pt" style:font-size-complex="12pt"/>
    </style:style>
    <style:style style:name="T47" style:family="text">
      <style:text-properties fo:font-size="12pt" style:font-size-asian="12pt" style:font-size-complex="12pt" style:text-overline-style="solid" style:text-overline-width="auto" style:text-overline-color="font-color"/>
    </style:style>
    <style:style style:name="T48" style:family="text">
      <style:text-properties fo:font-size="12pt" fo:font-weight="normal" style:font-size-asian="12pt" style:font-weight-asian="normal" style:font-size-complex="12pt" style:font-weight-complex="normal"/>
    </style:style>
    <style:style style:name="T49" style:family="text">
      <style:text-properties fo:font-size="12pt" style:font-name-asian="Times New Roman1" style:font-size-asian="12pt" style:font-name-complex="Times New Roman1" style:font-size-complex="12pt"/>
    </style:style>
    <style:style style:name="T50" style:family="text">
      <style:text-properties fo:font-size="12pt" fo:font-style="italic" style:font-size-asian="12pt" style:font-style-asian="italic" style:font-size-complex="12pt" style:font-style-complex="italic"/>
    </style:style>
    <style:style style:name="T51" style:family="text">
      <style:text-properties fo:color="#ff3333"/>
    </style:style>
    <style:style style:name="T52" style:family="text">
      <style:text-properties fo:color="#ff3333" style:text-position="super 58%"/>
    </style:style>
    <style:style style:name="T53" style:family="text">
      <style:text-properties fo:color="#ff3333" style:text-position="super 58%" fo:font-style="normal" style:font-name-asian="Times New Roman1" style:font-style-asian="normal" style:font-name-complex="Times New Roman1" style:font-style-complex="normal"/>
    </style:style>
    <style:style style:name="T54" style:family="text">
      <style:text-properties fo:color="#ff3333" fo:font-style="normal" style:font-name-asian="Times New Roman1" style:font-style-asian="normal" style:font-name-complex="Times New Roman1" style:font-style-complex="normal"/>
    </style:style>
    <style:style style:name="T55" style:family="text">
      <style:text-properties fo:color="#ff3333" fo:font-style="normal" style:font-name-asian="Symbol" style:font-style-asian="normal" style:font-name-complex="Symbol" style:font-style-complex="normal"/>
    </style:style>
    <style:style style:name="T56" style:family="text">
      <style:text-properties fo:color="#ff3333" style:font-name-asian="Symbol" style:font-name-complex="Symbol"/>
    </style:style>
    <style:style style:name="T57" style:family="text">
      <style:text-properties style:text-position="super 58%"/>
    </style:style>
    <style:style style:name="T58" style:family="text">
      <style:text-properties style:text-position="super 58%" style:font-name-asian="SimSun" style:font-name-complex="Lucida Sans"/>
    </style:style>
    <style:style style:name="T59" style:family="text">
      <style:text-properties style:text-position="super 58%" fo:font-style="normal" style:font-name-asian="Times New Roman1" style:font-style-asian="normal" style:font-name-complex="Times New Roman1" style:font-style-complex="normal"/>
    </style:style>
    <style:style style:name="T60" style:family="text">
      <style:text-properties style:text-position="super 58%" style:font-name-asian="Symbol" style:font-name-complex="Symbol"/>
    </style:style>
    <style:style style:name="T61" style:family="text">
      <style:text-properties style:text-position="super 58%" fo:font-size="12pt" style:font-name-asian="Times New Roman1" style:font-size-asian="12pt" style:font-name-complex="Times New Roman1" style:font-size-complex="12pt"/>
    </style:style>
    <style:style style:name="T62" style:family="text">
      <style:text-properties style:text-position="super 58%" fo:font-size="11.5pt" style:font-name-asian="Symbol" style:font-size-asian="11.5pt" style:font-name-complex="Symbol" style:font-size-complex="11.5pt"/>
    </style:style>
    <style:style style:name="T63" style:family="text">
      <style:text-properties style:text-position="sub 58%"/>
    </style:style>
    <style:style style:name="T64" style:family="text">
      <style:text-properties style:text-position="sub 58%" fo:font-size="12pt" style:font-name-asian="Times New Roman1" style:font-size-asian="12pt" style:font-name-complex="Times New Roman1" style:font-size-complex="12pt"/>
    </style:style>
    <style:style style:name="T65" style:family="text">
      <style:text-properties style:text-position="sub 58%" fo:font-weight="bold" style:font-weight-asian="bold" style:font-weight-complex="bold"/>
    </style:style>
    <style:style style:name="T66" style:family="text">
      <style:text-properties style:text-position="sub 58%" fo:font-size="11.5pt" style:font-name-asian="Symbol" style:font-size-asian="11.5pt" style:font-name-complex="Symbol" style:font-size-complex="11.5pt"/>
    </style:style>
    <style:style style:name="T67" style:family="text">
      <style:text-properties style:text-position="0% 100%"/>
    </style:style>
    <style:style style:name="T68" style:family="text">
      <style:text-properties style:text-position="0% 100%" fo:font-size="12pt" style:font-name-asian="Times New Roman1" style:font-size-asian="12pt" style:font-name-complex="Times New Roman1" style:font-size-complex="12pt"/>
    </style:style>
    <style:style style:name="T69" style:family="text">
      <style:text-properties style:text-position="0% 100%" fo:font-size="12pt" fo:font-weight="bold" style:font-name-asian="Times New Roman1" style:font-size-asian="12pt" style:font-weight-asian="bold" style:font-name-complex="Times New Roman1" style:font-size-complex="12pt" style:font-weight-complex="bold"/>
    </style:style>
    <style:style style:name="T70" style:family="text">
      <style:text-properties style:text-position="0% 100%" fo:font-weight="normal" style:font-weight-asian="normal" style:font-weight-complex="normal"/>
    </style:style>
    <style:style style:name="T71" style:family="text">
      <style:text-properties style:text-position="0% 100%" fo:font-size="11.5pt" style:font-name-asian="Symbol" style:font-size-asian="11.5pt" style:font-name-complex="Symbol" style:font-size-complex="11.5pt"/>
    </style:style>
    <style:style style:name="T72" style:family="text">
      <style:text-properties style:font-name-asian="Times New Roman1" style:font-name-complex="Times New Roman1"/>
    </style:style>
    <style:style style:name="T73" style:family="text">
      <style:text-properties style:font-name-asian="SimSun" style:font-name-complex="Lucida Sans"/>
    </style:style>
    <style:style style:name="T74" style:family="text">
      <style:text-properties fo:font-style="italic" fo:background-color="#ffffff" style:font-style-asian="italic" style:font-style-complex="italic"/>
    </style:style>
    <style:style style:name="T75" style:family="text">
      <style:text-properties fo:font-style="italic" style:font-name-asian="Times New Roman1" style:font-style-asian="italic" style:font-name-complex="Times New Roman1" style:font-style-complex="italic"/>
    </style:style>
    <style:style style:name="T76" style:family="text">
      <style:text-properties fo:font-style="italic" style:font-style-asian="italic" style:font-style-complex="italic"/>
    </style:style>
    <style:style style:name="T77" style:family="text">
      <style:text-properties fo:font-style="normal" style:font-name-asian="Times New Roman1" style:font-style-asian="normal" style:font-name-complex="Times New Roman1" style:font-style-complex="normal"/>
    </style:style>
    <style:style style:name="T78" style:family="text">
      <style:text-properties style:font-name-asian="Symbol" style:font-name-complex="Symbol"/>
    </style:style>
    <style:style style:name="T79" style:family="text">
      <style:text-properties fo:color="#cc0000"/>
    </style:style>
    <style:style style:name="T80" style:family="text">
      <style:text-properties fo:color="#cc0000" style:font-name-asian="Symbol" style:font-name-complex="Symbol"/>
    </style:style>
    <style:style style:name="T81" style:family="text">
      <style:text-properties fo:color="#cc0000" style:text-position="super 58%"/>
    </style:style>
    <style:style style:name="T82" style:family="text">
      <style:text-properties fo:color="#cc0000" style:text-position="super 58%" style:font-name-asian="Symbol" style:font-name-complex="Symbol"/>
    </style:style>
    <style:style style:name="T83" style:family="text">
      <style:text-properties fo:color="#cc0000" style:text-position="super 58%" fo:font-size="12pt" style:font-name-asian="Times New Roman1" style:font-size-asian="12pt" style:font-name-complex="Times New Roman1" style:font-size-complex="12pt"/>
    </style:style>
    <style:style style:name="T84" style:family="text">
      <style:text-properties fo:color="#cc0000" style:text-position="0% 100%" fo:font-size="12pt" style:font-name-asian="Times New Roman1" style:font-size-asian="12pt" style:font-name-complex="Times New Roman1" style:font-size-complex="12pt"/>
    </style:style>
    <style:style style:name="T85" style:family="text">
      <style:text-properties fo:color="#cc0000" fo:font-style="italic" style:font-style-asian="italic" style:font-style-complex="italic"/>
    </style:style>
    <style:style style:name="T86" style:family="text">
      <style:text-properties fo:color="#009900" style:text-position="super 58%" style:font-name-asian="Symbol" style:font-name-complex="Symbol"/>
    </style:style>
    <style:style style:name="T87" style:family="text">
      <style:text-properties fo:color="#009900" style:font-name-asian="Symbol" style:font-name-complex="Symbol"/>
    </style:style>
    <style:style style:name="T88" style:family="text">
      <style:text-properties style:text-underline-style="none"/>
    </style:style>
    <style:style style:name="T89" style:family="text">
      <style:text-properties style:text-line-through-style="solid" style:text-position="super 58%"/>
    </style:style>
    <style:style style:name="T90" style:family="text">
      <style:text-properties style:text-line-through-style="solid" style:text-position="sub 58%"/>
    </style:style>
    <style:style style:name="T91" style:family="text">
      <style:text-properties fo:color="#cc9900"/>
    </style:style>
    <style:style style:name="T92" style:family="text">
      <style:text-properties fo:font-variant="normal" fo:text-transform="none" fo:letter-spacing="normal" fo:font-weight="normal" style:font-weight-asian="normal" style:font-weight-complex="normal"/>
    </style:style>
    <style:style style:name="T93" style:family="text">
      <style:text-properties fo:font-variant="normal" fo:text-transform="none" fo:letter-spacing="normal" fo:font-weight="normal" style:font-weight-asian="normal" style:font-weight-complex="normal" style:text-overline-style="solid" style:text-overline-width="auto" style:text-overline-color="font-color"/>
    </style:style>
    <style:style style:name="T94" style:family="text">
      <style:text-properties fo:font-variant="normal" fo:text-transform="none" fo:letter-spacing="normal" fo:font-style="italic" fo:font-weight="normal" style:font-style-asian="italic" style:font-weight-asian="normal" style:font-style-complex="italic" style:font-weight-complex="normal"/>
    </style:style>
    <style:style style:name="T95" style:family="text">
      <style:text-properties fo:font-variant="normal" fo:text-transform="none" fo:color="#cc0000" fo:letter-spacing="normal" fo:font-weight="normal" style:font-weight-asian="normal" style:font-weight-complex="normal"/>
    </style:style>
    <style:style style:name="T96" style:family="text">
      <style:text-properties fo:font-variant="normal" fo:text-transform="none" fo:color="#cc0000"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97" style:family="text">
      <style:text-properties fo:font-variant="normal" fo:text-transform="none" fo:color="#222222"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98" style:family="text">
      <style:text-properties fo:font-variant="normal" fo:text-transform="none" fo:color="#222222"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99" style:family="text">
      <style:text-properties fo:font-variant="normal" fo:text-transform="none" fo:color="#222222"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100" style:family="text">
      <style:text-properties fo:font-variant="normal" fo:text-transform="none" fo:color="#222222"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01" style:family="text">
      <style:text-properties fo:font-variant="normal" fo:text-transform="none" fo:color="#222222"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102" style:family="text">
      <style:text-properties fo:font-variant="normal" fo:text-transform="none" fo:color="#222222" style:text-position="0% 100%" fo:letter-spacing="normal" fo:font-style="normal" fo:font-weight="normal" style:font-style-asian="normal" style:font-weight-asian="normal" style:font-style-complex="normal" style:font-weight-complex="normal"/>
    </style:style>
    <style:style style:name="T103" style:family="text">
      <style:text-properties fo:font-variant="normal" fo:text-transform="none" fo:color="#222222" style:text-position="0% 100%" fo:letter-spacing="normal" fo:language="en" fo:country="US" fo:font-style="normal" fo:font-weight="normal" style:font-style-asian="normal" style:font-weight-asian="normal" style:font-style-complex="normal" style:font-weight-complex="normal"/>
    </style:style>
    <style:style style:name="T104" style:family="text">
      <style:text-properties fo:font-variant="normal" fo:text-transform="none" fo:color="#222222" style:text-position="super 58%" fo:font-size="12pt" fo:letter-spacing="normal" fo:font-style="normal" fo:font-weight="normal" style:font-size-asian="12pt" style:font-style-asian="normal" style:font-weight-asian="normal" style:font-size-complex="12pt" style:font-style-complex="normal" style:font-weight-complex="normal"/>
    </style:style>
    <style:style style:name="T105" style:family="text">
      <style:text-properties fo:font-variant="normal" fo:text-transform="none" fo:color="#cc9900"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106" style:family="text">
      <style:text-properties fo:font-variant="normal" fo:text-transform="none" fo:color="#0000cc"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107" style:family="text">
      <style:text-properties fo:font-variant="normal" fo:text-transform="none" fo:color="#0000cc" style:text-position="0% 100%" fo:letter-spacing="normal" fo:font-style="normal" fo:font-weight="normal" style:font-style-asian="normal" style:font-weight-asian="normal" style:font-style-complex="normal" style:font-weight-complex="normal"/>
    </style:style>
    <style:style style:name="T108" style:family="text">
      <style:text-properties fo:font-variant="normal" fo:text-transform="none" fo:color="#000000"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109" style:family="text">
      <style:text-properties style:text-overline-style="solid" style:text-overline-width="auto" style:text-overline-color="font-color"/>
    </style:style>
    <style:style style:name="T110" style:family="text">
      <style:text-properties fo:color="#006600"/>
    </style:style>
    <style:style style:name="T111" style:family="text">
      <style:text-properties style:text-overline-style="none" style:text-overline-color="font-color"/>
    </style:style>
    <style:style style:name="T112" style:family="text">
      <style:text-properties style:font-name-asian="Linux Libertine Display G1" style:font-name-complex="Linux Libertine Display G1"/>
    </style:style>
    <style:style style:name="T113" style:family="text">
      <style:text-properties fo:font-weight="bold" style:font-weight-asian="bold" style:font-weight-complex="bold"/>
    </style:style>
    <style:style style:name="T114" style:family="text">
      <style:text-properties fo:color="#222222"/>
    </style:style>
    <style:style style:name="T115" style:family="text">
      <style:text-properties fo:color="#222222" style:font-name-asian="Linux Libertine Display G1" style:font-name-complex="Linux Libertine Display G1"/>
    </style:style>
    <style:style style:name="T116" style:family="text">
      <style:text-properties fo:font-size="11.5pt" style:font-name-asian="Symbol" style:font-size-asian="11.5pt" style:font-name-complex="Symbol" style:font-size-complex="11.5pt"/>
    </style:style>
    <style:style style:name="T117" style:family="text">
      <style:text-properties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Proof of the neutrality of zero part 1</text:p>
      <text:p text:style-name="P22"/>
      <text:p text:style-name="P22"/>
      <text:p text:style-name="P22">Before we can count we need to be sure of number value and operation quality at hand. We need to know certain things about 1 and 0 because they have special properties. This comes up later so it is a good idea to prove 0 is neutral. For this proof we need to understand variables. Variable means the number is unknown and we have to solve to find it. For example 2+x = 17 then x= 15. Before pre-algebra students are taught to find the missing number of an equation like 2<text:span text:style-name="T111">+[ <text:s/>]</text:span> = 17 and write it in the brackets or a hollow square box. In algebra we but a letter there instead:</text:p>
      <text:p text:style-name="P22"/>
      <text:p text:style-name="P37"/>
      <text:p text:style-name="P22">2+ [ <text:s/>] = 17<text:tab/><text:tab/>we are asking “2 plus what number equals 17?”</text:p>
      <text:p text:style-name="P22">2+ [x] = 17<text:tab/><text:tab/>for now we use the variable x as a placeholder for the true number</text:p>
      <text:p text:style-name="P22">2+x = 17<text:tab/><text:tab/>we now erase the brackets and have our first algebra equation</text:p>
      <text:p text:style-name="P22"/>
      <text:p text:style-name="P22"/>
      <text:p text:style-name="P22">How do we solve something like 2+x = 17? There are two ways: we could keep guessing until we get the right number or we could use algebra. Algebra uses methods to solve without guessing because it is quicker and more exact.</text:p>
      <text:p text:style-name="P22"/>
      <text:p text:style-name="P22"/>
      <text:p text:style-name="P22">Using <text:span text:style-name="T1">algebra</text:span>:<text:tab/> <text:tab/><text:tab/><text:tab/><text:tab/><text:tab/><text:tab/>Using <text:span text:style-name="T1">guessing</text:span>:</text:p>
      <text:p text:style-name="P22">2+x=17<text:tab/><text:tab/><text:tab/><text:tab/><text:tab/><text:tab/><text:tab/><text:tab/>2+[ ] = 17</text:p>
      <text:p text:style-name="P22">2+(–2)+x = 17–2 <text:tab/><text:tab/><text:tab/><text:tab/><text:tab/><text:tab/>2+ <text:span text:style-name="T1">13</text:span> <text:span text:style-name="T112">≠</text:span><text:span text:style-name="T73"> 17</text:span><text:tab/><text:tab/>(<text:span text:style-name="T112">≠</text:span><text:span text:style-name="T73"> means not equal)</text:span><text:tab/><text:tab/><text:tab/></text:p>
      <text:p text:style-name="P22">2–2+x <text:s text:c="2"/>= 15<text:tab/><text:tab/><text:tab/><text:tab/><text:tab/><text:tab/><text:tab/>2+<text:span text:style-name="T1">14</text:span> <text:span text:style-name="T112">≠</text:span><text:span text:style-name="T73"> 17</text:span></text:p>
      <text:p text:style-name="P22"><text:s text:c="4"/>0+x <text:s/>= 15<text:tab/><text:tab/><text:tab/><text:tab/><text:tab/><text:tab/><text:tab/>2+<text:span text:style-name="T1">15</text:span>= <text:s/>17<text:tab/><text:tab/>This is right.</text:p>
      <text:p text:style-name="P22"><text:s text:c="8"/>x <text:s/>=15<text:tab/><text:tab/>This is right</text:p>
      <text:p text:style-name="P22"/>
      <text:p text:style-name="P22"/>
      <text:p text:style-name="P22">Both methods work but algebra is faster. This example used extra steps than it normally does to show the importance of signs and the previous value sign lesson. Taking a guess is called an estimation or approximation. When guessing try to pick a number that is close to the right number. Guessing 13 is pretty close. A good guess is called an <text:span text:style-name="T76">educated guess</text:span>. If we had no idea what the number was and just started from 1 it would take 15 tries to get the number 15. This is called a bad guess or rough estimate. Guessing is important for working problems you have not seen before but as you learn more algebra you guess less and use formulas to know how to find the right answer without guessing. Eliminating guesswork can save a lot of time. Let's look at that again:</text:p>
      <text:p text:style-name="P22"/>
      <text:p text:style-name="P22"/>
      <text:list xml:id="list2596818047348368545" text:style-name="L19">
        <text:list-item>
          <text:p text:style-name="P28">2+x=17<text:tab/><text:tab/><text:tab/><text:tab/>This is how a problem will look. It is asking us to “solve for x”.<text:tab/><text:tab/></text:p>
        </text:list-item>
        <text:list-item>
          <text:p text:style-name="P28">2+–2+x = 17–2<text:tab/> <text:tab/>We need to get “x” by itself. If we add 2 then we subtract 2 from both sides. </text:p>
        </text:list-item>
        <text:list-item>
          <text:p text:style-name="P28">2–2+x <text:s text:c="2"/>= 15<text:tab/><text:tab/><text:tab/>Remember that if signs differ change them to a single minus sign.</text:p>
        </text:list-item>
        <text:list-item>
          <text:p text:style-name="P28">0+x <text:s/>= 15<text:tab/><text:tab/><text:tab/><text:tab/> <text:s/><text:tab/><text:tab/></text:p>
        </text:list-item>
        <text:list-item>
          <text:p text:style-name="P28">x <text:s/>=15<text:tab/><text:tab/><text:tab/><text:tab/>We state “ x equals 15” and then check by “plugging” it into the equation.</text:p>
        </text:list-item>
        <text:list-item>
          <text:p text:style-name="P28">2+15 = 17<text:tab/><text:tab/><text:tab/>We write a 15 instead of x this time</text:p>
        </text:list-item>
        <text:list-item>
          <text:p text:style-name="P28">17 = 17 <text:s/><text:tab/><text:tab/><text:tab/>Both sides are the same so it proves we had the right number</text:p>
        </text:list-item>
      </text:list>
      <text:p text:style-name="P22"/>
      <text:p text:style-name="P22"/>
      <text:p text:style-name="P22"/>
      <text:p text:style-name="P22"/>
      <text:p text:style-name="P22"/>
      <text:p text:style-name="P22">In step #2 we had 2+–2 =0. This call be moved around to –2+2= 0. </text:p>
      <text:p text:style-name="P22"/>
      <text:p text:style-name="P22"><text:soft-page-break/></text:p>
      <text:p text:style-name="P22">It looks better this way because it is easier to read. See how it does not have sign conflict anymore? Re-arranging things is called <text:span text:style-name="T1">algebraic manipulation</text:span>. When you add two numbers and they equal 0 it is called “canceling using additive inverses. <text:s/>An additive inverse is any number minus itself to equal zero like 7–7= 0 because –7 and 7 are the <text:span text:style-name="T76">same quantity</text:span> but <text:span text:style-name="T76">opposite quality</text:span>. If we move the order we get – 7+7 =0. Either we have 7 and subtract 7 to get 0 or; We are missing 7 and add 7 to get 0. Both 7– 7 = 0 and – 7+7 = 0 because they cancel. </text:p>
      <text:p text:style-name="P22">The only difference is where the start on the number line: </text:p>
      <text:p text:style-name="P22"/>
      <text:p text:style-name="P22"/>
      <text:p text:style-name="P22"><draw:frame draw:style-name="fr1" draw:name="numberline6" text:anchor-type="paragraph" svg:width="7.5in" svg:height="1in" draw:z-index="0"><draw:image xlink:href="Pictures/2000000700004D8500000A574884101D.svm" xlink:type="simple" xlink:show="embed" xlink:actuate="onLoad"/></draw:frame> <text:s text:c="5"/></text:p>
      <text:p text:style-name="P22">Adding two opposites is called additive inverses.<text:tab/><text:tab/> <text:s text:c="3"/></text:p>
      <text:p text:style-name="P22">Method 1:<text:tab/>– 7+7 = Start at blue dot add 7.</text:p>
      <text:p text:style-name="P22">Method 2: <text:s text:c="2"/>7 –7 = Start at red dot and minus 7.</text:p>
      <text:p text:style-name="P22">Result:<text:tab/>We have 0 directly between an equal number of positives and negatives so it must be neither.</text:p>
      <text:p text:style-name="P22"/>
      <text:p text:style-name="P22"/>
      <text:p text:style-name="P38"/>
      <text:p text:style-name="P84">Proof of the neutrality of zero part 2</text:p>
      <text:p text:style-name="P22"/>
      <text:p text:style-name="P22"/>
      <text:p text:style-name="P22">Anything to the left of 0 is negative and anything to the right of zero is positive. A number has to be either negative or positive to work. If not how do we know the value sign and which direction to travel? If 0 is in the middle it has to be either both positive and negative and the signs cancel, or it has to be neither sign. </text:p>
      <text:p text:style-name="P22">If it is neither one then we call it neutral. </text:p>
      <text:p text:style-name="P22"/>
      <text:p text:style-name="P22"/>
      <text:p text:style-name="P37">Example #1: To make purple you make half red and half blue. Is our color both red and blue or neither red and blue?</text:p>
      <text:p text:style-name="P37"/>
      <text:p text:style-name="P37"><text:s/></text:p>
      <text:p text:style-name="P22">If we say both than we have a 50% to 50% blended color. If we say neither we have a 100% purple color. Some say it is perspective but truth is: art says 50/50 ratio and math says neither color but a new color called purple. In the real world an additive inverse creates neutrality.</text:p>
      <text:p text:style-name="P22"/>
      <text:p text:style-name="P22"/>
      <text:p text:style-name="P37">Example #2: I vote in an election for two opposing candidates, the blue candidate and the red candidate.</text:p>
      <text:p text:style-name="P37">Did it vote for both or did I vote for neither? </text:p>
      <text:p text:style-name="P22"/>
      <text:p text:style-name="P22"/>
      <text:p text:style-name="P22">Technically I did vote twice, which is both, but voting for both creates cancellation so I end up voting for neither. I neither added a “+1” to either side. So I voted for neither which being neutral. Said differently if I do not vote at all I am neutral. Whether I vote 0 times or twice the net result is the same so the verdict is the same: I am neutral. </text:p>
      <text:p text:style-name="P22"/>
      <text:p text:style-name="P22"/>
      <text:p text:style-name="P37">Example #3: Two of your friends are arguing and ask you to take sides, “Who is right?” both exclaim. </text:p>
      <text:p text:style-name="P22"/>
      <text:p text:style-name="P22"/>
      <text:p text:style-name="P22">You say, “I think you are right, and I think you are right”. Right there you maintained neutrality by not committing to either side. Any rephrasing means you are neutral because you are on the fence. This is an extension. You can not say you are on either persons side because in reality you are on neither ones side.</text:p>
      <text:p text:style-name="P22"/>
      <text:p text:style-name="P40">Example #4: A man walks into a <text:span text:style-name="T76">7-11</text:span> store and sees three flavors of Slurpee, red cherry on the left dispenser, blue raspberry on the right dispenser, and purple grape in the middle. He walks out with a purple Slurpee. <text:s/>Did he order half cherry half raspberry or did he order grape? <text:s text:c="5"/></text:p>
      <text:p text:style-name="P22"/>
      <text:p text:style-name="P22"/>
      <text:p text:style-name="P22">This is a <text:span text:style-name="T79">counter example</text:span> that uses sly and guile to dupe, also called <text:span text:style-name="T113">sophistry</text:span> or a fake proof. The problem is that it uses a tactic from statistics to lie called “mis-correlation” or “false reporting”. If the drink is purple he must have bought the purple but the problem indicates he would have to have a drink that is 50/50 with a solid color on the bottom and a solid color on the top. In proving something all it takes is one counter example to disprove your assumption, also called hypothesis or bias.</text:p>
      <text:p text:style-name="P22"/>
      <text:p text:style-name="P22"/>
      <text:p text:style-name="P22">Since a counterexample has been brought we must refute it by proving it does not apply. To do that we have to investigate it by using deduction. He can not have purple unless he ordered grape. But ordering grape does not correlate to our data. Having grape means an equation that starts at zero and ends there with no operation, this does not apply in an additive inverse where must add and subtract.</text:p>
      <text:p text:style-name="P22"/>
      <text:p text:style-name="P22"><text:soft-page-break/></text:p>
      <text:p text:style-name="P22">Adding cherry to raspberry does not create grape but only the color purple.</text:p>
      <text:p text:style-name="P22">Adding ½ cherry on top of ½ raspberry you can see the divide.</text:p>
      <text:p text:style-name="P22">Adding ½ raspberry on top of ½ cherry you can see the divide.</text:p>
      <text:p text:style-name="P22"/>
      <text:p text:style-name="P22"/>
      <text:p text:style-name="P22">To cancel we need to meet in the middle. This example is silly and nonsense. Adding two different flavors will not create a grape flavor nor will the colors blend like the first example from color theory. Picking grape from the middle does not show a left to right canceling operation<text:span text:style-name="T1"> so the data does not fit. We are given inconsistent data</text:span>.</text:p>
      <text:p text:style-name="P22"/>
      <text:p text:style-name="P22"/>
      <text:p text:style-name="P22">If this last statement is incorrect then an inverse did occur and this example actually corresponds with our bias that the drink in neither red nor blue but a third option that is totally independent of the two choices and therefore 0 is neutral. <text:s/>I have a drink that is half red and half blue. You will see two different colors separately. Look at the number line, is it purple? Or is is half red and half blue? </text:p>
      <text:p text:style-name="P22"/>
      <text:p text:style-name="P22"/>
      <text:p text:style-name="P22">Maybe if the flavors melted it would be a murky purple but this is a stretch. You can make some assumptions but not too many or else it will corrupt the test experiment. Further this is a stretch which means bad data so we must throw it out of our data set. However if we keep it, it is the only example that implies that 0 is <text:span text:style-name="T76">both</text:span> – and +.</text:p>
      <text:p text:style-name="P22"/>
      <text:p text:style-name="P22"/>
      <text:p text:style-name="P39">Conclusion</text:p>
      <text:p text:style-name="P30"/>
      <text:p text:style-name="P30"/>
      <text:p text:style-name="P22">Either we have 0 is neutral and that is the bias we want as math students or we have 0 is ± and that is the bias we do not want unless we are art students. Neutrality works better in the application of political science and engineering or finance or any other math intensive career. A 50/50 approach works better in art, design, literature, film, communication and other soft skills careers due to its flexibility, visual appeal, and appreciation of the nature of duality. In essence art is emotion and emotion lies and corrupts data. We do not want corrupt data. TV and news talk shows corrupt data to consider their audience plus rating and the temptation to deliver confirmation bias wins over raw data. They filter and soften data. This is called “coloring” the news just as you would color the truth. It excels at entertainment not education. Entertainment sacrifices educational value for entertainment value while education does the opposite. Nobody is going to become smart watching TV and nobody is going to be entertained going to school. Each has their own purpose.</text:p>
      <text:p text:style-name="P22"/>
      <text:p text:style-name="P22"/>
      <text:p text:style-name="P22">Duality says 0 is both at the same time. The equation to back this up is x ±0 = x <text:s/>where 0+x = x and –0+x =x.</text:p>
      <text:p text:style-name="P22">Math says 0 is neither + nor – at <text:span text:style-name="T76">any</text:span> time. The equation to back this up is 0/–1 = 0 and 0/1 = 0. Changing signs does not change value so there is no sign to flip. The interpretation given is if you do not have a number you can not have a value for that number. If I point to empty air and say, “Is that dog half blue and red or is it purple?” anybody would respond “what dog? There is no dog.” and rightfully so. There is no dog so it can't be any color just as 0 has no quantitative value so it can not have a qualitative value. Our conclusion is 0 is not + nor – but neither.</text:p>
      <text:p text:style-name="P22"/>
      <text:p text:style-name="P84">Proof of the neutrality of zero part 3</text:p>
      <text:p text:style-name="P22"/>
      <text:p text:style-name="P22"/>
      <text:p text:style-name="P22">That was a long and exhaustive journey. We learned to think critically and examine a situation from both sides not just our own bias. Now we need to actually prove 0 is neutral. Anything before was anecdotal. Examples and theory is a form of weak proof called “naive”. Naive means assumption or bias. Naive is we get the right answer, we know how to get it, but we do not know why it is the answer, it just pops up. Rigor is the opposite of naive and provides stronger foundation for thinking skills. Rigorous proof understands the what and why of the answer. The inequality signs &gt; and &lt; mean more than and less than.</text:p>
      <text:p text:style-name="P22"/>
      <text:p text:style-name="P22"/>
      <text:p text:style-name="P22"><draw:frame draw:style-name="fr1" draw:name="scale" text:anchor-type="paragraph" svg:width="5.55in" style:rel-width="74%" svg:height="1in" style:rel-height="10%" draw:z-index="1"><draw:image xlink:href="Pictures/20000007000052CA00000EE36694E4A9.svm" xlink:type="simple" xlink:show="embed" xlink:actuate="onLoad"/></draw:frame></text:p>
      <text:p text:style-name="P22"/>
      <text:p text:style-name="P22">We go to the grocery store to purchase a pound of candy. It costs $1 per pound and we need exactly 1 pound. An empty scale is balanced like an empty teeter totter. If we use a 1 pound counterweight the scale will be balanced when we have exactly 1 pound. We will use either 1 for weight or we will use 1lb as an abbreviation for pound.</text:p>
      <text:p text:style-name="P22"/>
      <text:p text:style-name="P22"/>
      <text:list xml:id="list7080058709816411432" text:style-name="L21">
        <text:list-item>
          <text:p text:style-name="P29">We do not know how much the candy weighs so we use “c” as a variable for weight. </text:p>
        </text:list-item>
        <text:list-item>
          <text:p text:style-name="P29">We put some candy on the scale and it is too light so it is up in the air. <text:s/>This means that 1lb&gt;c.</text:p>
        </text:list-item>
        <text:list-item>
          <text:p text:style-name="P29">We add more candy but it is too much so now the counterweight is up in the air. This means 1lb&lt;c.</text:p>
        </text:list-item>
        <text:list-item>
          <text:p text:style-name="P29">We remove some so that it is balanced. This means 1lb = c.</text:p>
        </text:list-item>
      </text:list>
      <text:p text:style-name="P22"/>
      <text:p text:style-name="P22"/>
      <text:p text:style-name="P22">Variables can be any letter but we mostly use x,y,z or a,b,c. I used “c” to represent “candy”.</text:p>
      <text:p text:style-name="P22">We can only know the candy weighs 1 pound when the scale is balanced. We can never know how much the candy weighed when it was too little or too much because we do not have enough information but that is okay.</text:p>
      <text:p text:style-name="P22"/>
      <text:p text:style-name="P22"/>
      <text:p text:style-name="P37"><text:span text:style-name="T114">Let's pretend the candy was too much and too little by the </text:span>same amount<text:span text:style-name="T114">. Let's be easy and use </text:span>½<text:span text:style-name="T114"> lb.</text:span></text:p>
      <text:p text:style-name="P22">For the first one candy is too little so it is missing weight. It is red because of a debt. </text:p>
      <text:p text:style-name="P22">Being in the red means you are negative and need more to be balanced. Adding ½ lb will fix that: <text:s/>c + ½ = 1lb</text:p>
      <text:p text:style-name="P22">For the second one we were overweight by ½lb so subtracting it will fix that: <text:s/>c – ½ = 1lb</text:p>
      <text:p text:style-name="P22">We have to use math to isolate “c”: </text:p>
      <text:p text:style-name="P22"/>
      <text:p text:style-name="P22"/>
      <text:p text:style-name="P22">c+½ <text:s text:c="6"/>= 1<text:tab/><text:tab/>oh no! It is ½ to much<text:tab/><text:tab/>and<text:tab/> <text:s text:c="4"/>c – ½ = 1 <text:tab/><text:tab/>yikes! We have ½ too little</text:p>
      <text:p text:style-name="P22">c+½–½ <text:s/>=1–½ <text:s text:c="6"/><text:tab/>we must cancel it!<text:tab/><text:tab/><text:tab/>c – ½+½ = 1+½ <text:s text:c="4"/><text:tab/>we must add on both sides</text:p>
      <text:p text:style-name="P22">c <text:s text:c="11"/>= ½ <text:tab/><text:tab/>candy weighs ½ a pound<text:tab/><text:tab/><text:tab/>c = 1½ <text:tab/><text:tab/>candy weighs 1½ pounds <text:tab/></text:p>
      <text:p text:style-name="P22"/>
      <text:p text:style-name="P22"/>
      <text:p text:style-name="P22">We can not know how much the candy weighed even with algebra but we pretended to show something important. If we want to know what a variable equals we need to get it isolated by itself on one side of the equation. To isolate it we must use inverse operations to cancel what is being done.</text:p>
      <text:p text:style-name="P22"/>
      <text:p text:style-name="P22">If a number always equals itself then c = c. What if I added ½ to only one side:</text:p>
      <text:p text:style-name="P22"/>
      <text:p text:style-name="P22"><text:soft-page-break/></text:p>
      <text:p text:style-name="P22">c =c <text:s/><text:tab/><text:tab/>This is equal</text:p>
      <text:p text:style-name="P37"><text:span text:style-name="T114">c+½ </text:span><text:span text:style-name="T115">≠</text:span><text:span text:style-name="T114"> c <text:s/><text:tab/>Hey this is not equal someone has ½ pound more candy than us!</text:span></text:p>
      <text:p text:style-name="P22"/>
      <text:p text:style-name="P22"/>
      <text:p text:style-name="P22">To be fair we should add the same to each side: c+½ = c+½. Good now they are equal. </text:p>
      <text:p text:style-name="P22">It does not matter we if change the order of addition as long as we add the same amount to both sides.</text:p>
      <text:p text:style-name="P37"><text:span text:style-name="T114">Because 1 +2 = 2+1 order does not matter. This is called the commutative property. In addition and multiplication you can change the order of the numbers and the answer is same. 4∙3 = 3∙4 because they both equal 12. When we make two equations equal each other it is called an </text:span>equivalence<text:span text:style-name="T114">. We are saying they are the same amount. <text:s text:c="4"/></text:span></text:p>
      <text:p text:style-name="P37"><text:span text:style-name="T114">“c+</text:span>½<text:span text:style-name="T114"> = ½+c” because “ c+½ = c+ </text:span>½ <text:span text:style-name="T114">”. As long as we add the same amount on both sides of the order can change. </text:span></text:p>
      <text:p text:style-name="P22">Let's look at our two original equations:</text:p>
      <text:p text:style-name="P22"/>
      <text:p text:style-name="P22"/>
      <text:p text:style-name="P22">c + ½ = 1<text:tab/><text:tab/>c has ½ added so we must subtract ½ on both sides of the equation.</text:p>
      <text:p text:style-name="P37"><text:span text:style-name="T114">c + ½ </text:span><text:span text:style-name="T79">–½</text:span><text:span text:style-name="T114"> = 1 </text:span><text:span text:style-name="T79">–½</text:span><text:span text:style-name="T114"><text:tab/>subtracting ½ on both sides will cancel on the left and maintain balance on the right. </text:span></text:p>
      <text:p text:style-name="P22">c = ½<text:tab/><text:tab/><text:tab/>when there are no more operations we are done. This candy is ½ a pound.<text:tab/><text:tab/><text:tab/> </text:p>
      <text:p text:style-name="P22"/>
      <text:p text:style-name="P22">c – ½ = 1 <text:tab/><text:tab/>c has ½ being subtracted so we must add ½ on both sides (of the equation).</text:p>
      <text:p text:style-name="P22">c –½ +½ = 1+½ <text:s text:c="5"/><text:tab/>we added</text:p>
      <text:p text:style-name="P22">c = 1.5<text:tab/><text:tab/><text:tab/>we simplified our answer by canceling</text:p>
      <text:p text:style-name="P22"/>
      <text:p text:style-name="P22"/>
      <text:p text:style-name="P22">When there are no more operations to perform we say our answer is in most “simplified form”. Every step of an equation we solve it by slowing doing operations. Every step the answer is more simplified. We are done when there are no more operations we can do and we call that the most simplified form. Most answers are expected to be presented in simplified form. If we have c+½ = 1 and c – ½ = 1 both c's have different value. When using a variable more than once in the same equation they have to have the same value or else they are not equal and it ruins your equation. We have two different equations so it is okay but we should keep track of which one is which by saying something like “candy #1” and “candy #2”. One way to do this is use two different variables like x and y but since both were candy let's use subscripts; let <text:span text:style-name="T1">c</text:span><text:span text:style-name="T11">1 </text:span><text:span text:style-name="T1">= ½</text:span> and <text:span text:style-name="T1">c</text:span><text:span text:style-name="T11">2</text:span><text:span text:style-name="T1"> = 1.5</text:span>. </text:p>
      <text:p text:style-name="P22"/>
      <text:p text:style-name="P22"/>
      <text:p text:style-name="P22">Subscripts are a way of numbering variables or terms in an equation. A term is a number separated from another number by operators as in an equation or commas as in a series. <text:s/>A subscript is pronounced “sub” so c<text:span text:style-name="T63">1</text:span> = ½ would be “c sub 1 equals one half”. Or you can just say “c one and c two” for c<text:span text:style-name="T63">1</text:span> and c<text:span text:style-name="T63">2</text:span>. </text:p>
      <text:p text:style-name="P22"/>
      <text:p text:style-name="P22"/>
      <text:p text:style-name="P22">We notice that we are either adding ½ to 1 or subtracting ½ from 1. We write this with <text:s/>c = 1 ± ½ which means “plus or minus”. The symbol is called the “plus or minus” sign. It is a compound operator than means you have two answers. Let's show this with a number line.</text:p>
      <text:p text:style-name="P22"/>
      <text:p text:style-name="P22"><draw:frame draw:style-name="fr2" draw:name="numberline7" text:anchor-type="paragraph" svg:x="4.9646in" svg:y="0.1528in" svg:width="2.0311in" svg:height="0.4799in" draw:z-index="2"><draw:image xlink:href="Pictures/2000000700001428000004C27EA3E7E4.svm" xlink:type="simple" xlink:show="embed" xlink:actuate="onLoad"/></draw:frame></text:p>
      <text:p text:style-name="P22">We see we can be equally far from 1 pound in either direction </text:p>
      <text:p text:style-name="P22">and that adding or subtracting ½ from 1 will equal 1.5 and ½. </text:p>
      <text:p text:style-name="P68"><text:span text:style-name="T103">We write this using the plus minus sign </text:span><text:span text:style-name="T116">, as 1  ½ = <text:s text:c="2"/>½ or </text:span><text:span text:style-name="T62">3</text:span><text:span text:style-name="T71">/</text:span><text:span text:style-name="T66">2</text:span><text:span text:style-name="T71">.</text:span></text:p>
      <text:p text:style-name="P75"/>
      <text:p text:style-name="P22"><text:s/></text:p>
      <text:p text:style-name="P37"><text:span text:style-name="T114"><text:tab/><text:tab/><text:tab/><text:tab/><text:tab/></text:span><text:span text:style-name="T117">Proof of the neutrality of zero part 4</text:span></text:p>
      <text:p text:style-name="P22"/>
      <text:p text:style-name="P22"><text:s/></text:p>
      <text:p text:style-name="P22">When the candy on the scale is too light it needs to to add ½ a pound. </text:p>
      <text:p text:style-name="P37"><text:soft-page-break/><text:span text:style-name="T114">We write </text:span><text:span text:style-name="T79">– ½ to indicate the debt we are short. </text:span><text:span text:style-name="T114">When we are over by ½ we have a </text:span>surplus written as<text:span text:style-name="T114"> </text:span>+½<text:span text:style-name="T114">.</text:span></text:p>
      <text:p text:style-name="P22"/>
      <text:p text:style-name="P22"/>
      <text:p text:style-name="P22">If we balance the scale we are neither –½ nor +½. We are said to have a net zero balance. We are nothing ahead nor nothing behind. This translates to neither positive nor negative. Anything to the left of 0 is in the red negative debt and anything to the right of 0 is a positive surplus.</text:p>
      <text:p text:style-name="P22"/>
      <text:p text:style-name="P22"/>
      <text:p text:style-name="P22">A surplus means “with plus sign”. We are at 0 so do not have a surplus so do not have a debt so we are neutral. There is nothing added so not positive there nothing taken so no negative. <text:span text:style-name="T112">■</text:span></text:p>
      <text:p text:style-name="P22"/>
      <text:p text:style-name="P22"><text:span text:style-name="T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4:22:36.29</dc:date>
    <dc:creator>Joseph Malone</dc:creator>
    <meta:editing-duration>PT1M1S</meta:editing-duration>
    <meta:editing-cycles>1</meta:editing-cycles>
    <meta:generator>OpenOffice/4.1.15$Win32 OpenOffice.org_project/4115m2$Build-9813</meta:generator>
    <meta:document-statistic meta:table-count="0" meta:image-count="3" meta:object-count="0" meta:page-count="7" meta:paragraph-count="97" meta:word-count="3151" meta:character-count="15622"/>
  </office:meta>
</office:document-meta>
</file>